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749000022D400001CF0045D0443E07C66C2.svg" manifest:media-type="image/svg+xml"/>
  <manifest:file-entry manifest:full-path="Pictures/10000201000001C10000017511A740D8B13CAEDE.png" manifest:media-type="image/png"/>
  <manifest:file-entry manifest:full-path="Pictures/10000201000002420000036147943B5A3F3A9CDF.png" manifest:media-type="image/png"/>
  <manifest:file-entry manifest:full-path="Pictures/1000250700003C4900001FE2FD1ADFB8574CBD57.svg" manifest:media-type="image/svg+xml"/>
  <manifest:file-entry manifest:full-path="Pictures/1000186C00002D7A00001E63A16E13A359EA5E06.svg" manifest:media-type="image/svg+xml"/>
  <manifest:file-entry manifest:full-path="Pictures/100002010000024B00000188E9B97DB749F0D59F.png" manifest:media-type="image/png"/>
  <manifest:file-entry manifest:full-path="Pictures/10000201000001CE0000019799EF1E0B97D4EDC0.png" manifest:media-type="image/png"/>
  <manifest:file-entry manifest:full-path="Pictures/100002010000030A0000019B5B9E4CAFDD6182D5.png" manifest:media-type="image/png"/>
  <manifest:file-entry manifest:full-path="Pictures/100177C2000033EB00004DB2A3CD0485E009F921.svg" manifest:media-type="image/svg+xml"/>
  <manifest:file-entry manifest:full-path="Pictures/1000020100000500000002D06D4278DC4A73ED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</style:style>
    <style:style style:name="gr5" style:family="graphic" style:parent-style-name="standard">
      <style:graphic-properties draw:stroke="none" draw:fill="none" fo:min-height="0.891cm"/>
    </style:style>
    <style:style style:name="gr6" style:family="graphic" style:parent-style-name="standard">
      <style:graphic-properties draw:stroke="none" draw:fill="none" fo:min-height="0.70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6pt"/>
    </style:style>
    <style:style style:name="P11" style:family="paragraph">
      <loext:graphic-properties draw:fill="none" draw:fill-color="#ffffff"/>
      <style:text-properties fo:font-size="16pt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3pt" style:font-size-asian="13pt" style:font-size-complex="13pt"/>
    </style:style>
    <style:style style:name="P16" style:family="paragraph">
      <style:text-properties fo:font-size="13pt"/>
    </style:style>
    <style:style style:name="P17" style:family="paragraph">
      <loext:graphic-properties draw:fill="none" draw:fill-color="#ffffff"/>
      <style:text-properties fo:font-size="13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cm" svg:height="15.75cm" svg:x="-0.4cm" svg:y="0cm">
          <draw:image xlink:href="Pictures/1000020100000500000002D06D4278DC4A73ED80.png" xlink:type="simple" xlink:show="embed" xlink:actuate="onLoad" loext:mime-type="image/png">
            <text:p/>
          </draw:image>
        </draw:frame>
        <draw:frame draw:style-name="gr2" draw:text-style-name="P3" draw:layer="layout" svg:width="6.2cm" svg:height="0.806cm" svg:x="1.9cm" svg:y="1.394cm">
          <draw:text-box>
            <text:p text:style-name="P2">C1=CC(=C(C=C1Cl)O)Cl</text:p>
          </draw:text-box>
        </draw:frame>
        <draw:frame draw:style-name="gr3" draw:text-style-name="P3" draw:layer="layout" svg:width="12.817cm" svg:height="0.806cm" svg:x="14.2cm" svg:y="9.4cm">
          <draw:text-box>
            <text:p text:style-name="P2">CCCCCCCCCCCCCCCCOP(=O)([O-])OCC[N+](C)(C)C</text:p>
          </draw:text-box>
        </draw:frame>
        <draw:frame draw:style-name="gr3" draw:text-style-name="P3" draw:layer="layout" svg:width="3.982cm" svg:height="0.806cm" svg:x="2.4cm" svg:y="8.8cm">
          <draw:text-box>
            <text:p text:style-name="P2">reaction system</text:p>
          </draw:text-box>
        </draw:frame>
        <draw:frame draw:style-name="gr3" draw:text-style-name="P3" draw:layer="layout" svg:width="5.459cm" svg:height="0.806cm" svg:x="15.641cm" svg:y="7.9cm">
          <draw:text-box>
            <text:p text:style-name="P2">preparation equipment</text:p>
          </draw:text-box>
        </draw:frame>
        <draw:frame draw:style-name="gr3" draw:text-style-name="P3" draw:layer="layout" svg:width="4.333cm" svg:height="0.806cm" svg:x="5cm" svg:y="3.3cm">
          <draw:text-box>
            <text:p text:style-name="P2">biotransformation</text:p>
          </draw:text-box>
        </draw:frame>
        <draw:frame draw:style-name="gr4" draw:text-style-name="P5" draw:layer="layout" svg:width="3.9cm" svg:height="1.14cm" svg:x="12.7cm" svg:y="11.36cm">
          <draw:text-box>
            <text:p text:style-name="P4"><text:span text:style-name="T1">請求の範囲</text:span></text:p>
          </draw:text-box>
        </draw:frame>
        <draw:frame draw:style-name="gr5" draw:text-style-name="P6" draw:layer="layout" svg:width="3.042cm" svg:height="1.141cm" svg:x="19.4cm" svg:y="1.8cm">
          <draw:text-box>
            <text:p text:style-name="P4"><text:span text:style-name="T1">权利要求</text:span></text:p>
          </draw:text-box>
        </draw:frame>
        <draw:frame draw:style-name="gr6" draw:text-style-name="P8" draw:layer="layout" svg:width="3.339cm" svg:height="1.005cm" svg:x="5.2cm" svg:y="5.4cm">
          <draw:text-box>
            <text:p text:style-name="P7"><text:span text:style-name="T1">מספר פטנט</text:span></text:p>
          </draw:text-box>
        </draw:frame>
        <draw:frame draw:style-name="gr3" draw:text-style-name="P9" draw:layer="layout" svg:width="6.763cm" svg:height="0.962cm" svg:x="6.1cm" svg:y="12.7cm">
          <draw:text-box>
            <text:p>diagnóstico diferencial</text:p>
          </draw:text-box>
        </draw:frame>
        <draw:frame draw:style-name="gr3" draw:text-style-name="P9" draw:layer="layout" svg:width="3.072cm" svg:height="0.962cm" svg:x="2.3cm" svg:y="10.238cm">
          <draw:text-box>
            <text:p>materiais</text:p>
          </draw:text-box>
        </draw:frame>
        <draw:frame draw:style-name="gr3" draw:text-style-name="P11" draw:layer="layout" svg:width="7.305cm" svg:height="0.878cm" svg:x="5.453cm" svg:y="0.4cm">
          <draw:text-box>
            <text:p text:style-name="P10">metodologia in vitro para ...</text:p>
          </draw:text-box>
        </draw:frame>
        <draw:frame draw:style-name="gr3" draw:text-style-name="P13" draw:layer="layout" svg:width="3.995cm" svg:height="0.725cm" svg:x="0.905cm" svg:y="2.775cm">
          <draw:text-box>
            <text:p text:style-name="P12">composição sólida</text:p>
          </draw:text-box>
        </draw:frame>
        <draw:frame draw:style-name="gr3" draw:text-style-name="P15" draw:layer="layout" svg:width="7.589cm" svg:height="0.763cm" svg:x="18.802cm" svg:y="13.9cm">
          <draw:text-box>
            <text:p text:style-name="P14"><text:span text:style-name="T2">equipamento de amostragem de ...</text:span></text:p>
          </draw:text-box>
        </draw:frame>
        <draw:frame draw:style-name="gr3" draw:text-style-name="P17" draw:layer="layout" svg:width="5.963cm" svg:height="0.763cm" svg:x="19.037cm" svg:y="3.337cm">
          <draw:text-box>
            <text:p text:style-name="P16">metabólitos leishmanicidas</text:p>
          </draw:text-box>
        </draw:frame>
        <draw:frame draw:style-name="gr3" draw:text-style-name="P19" draw:layer="layout" svg:width="11.026cm" svg:height="0.725cm" svg:x="-1.4cm" svg:y="11.675cm">
          <draw:text-box>
            <text:p text:style-name="P18"><text:span text:style-name="T3">(2,6-diamino-4-piperidin-1-ylpyrimidin-1-ium-1-yl) sulfate</text:span></text:p>
          </draw:text-box>
        </draw:frame>
        <draw:frame draw:style-name="gr1" draw:text-style-name="P1" draw:layer="layout" svg:width="6.473cm" svg:height="9.687cm" svg:x="11.927cm" svg:y="-0.64cm">
          <draw:image xlink:href="Pictures/100177C2000033EB00004DB2A3CD0485E009F921.svg" xlink:type="simple" xlink:show="embed" xlink:actuate="onLoad" loext:mime-type="image/svg+xml">
            <text:p/>
          </draw:image>
          <draw:image xlink:href="Pictures/10000201000002420000036147943B5A3F3A9CDF.png" xlink:type="simple" xlink:show="embed" xlink:actuate="onLoad" loext:mime-type="image/png"/>
        </draw:frame>
        <draw:frame draw:style-name="gr7" draw:text-style-name="P1" draw:layer="layout" svg:width="9.167cm" svg:height="8.075cm" svg:x="6.211cm" svg:y="3.866cm">
          <draw:image xlink:href="Pictures/10000201000001CE0000019799EF1E0B97D4EDC0.png" xlink:type="simple" xlink:show="embed" xlink:actuate="onLoad" loext:mime-type="image/png">
            <text:p/>
          </draw:image>
        </draw:frame>
        <draw:frame draw:style-name="gr3" draw:text-style-name="P9" draw:layer="layout" svg:width="3.529cm" svg:height="0.962cm" svg:x="10.4cm" svg:y="9.3cm">
          <draw:text-box>
            <text:p>Miltefosina</text:p>
          </draw:text-box>
        </draw:frame>
        <draw:frame draw:style-name="gr3" draw:text-style-name="P3" draw:layer="layout" svg:width="12.059cm" svg:height="0.806cm" svg:x="16.6cm" svg:y="10.938cm">
          <draw:text-box>
            <text:p text:style-name="P2">(2-acetyloxy-4-hydroxy-4-oxobutyl)-trimethylazanium</text:p>
          </draw:text-box>
        </draw:frame>
        <draw:frame draw:style-name="gr8" draw:text-style-name="P9" draw:layer="layout" svg:width="4.515cm" svg:height="0.962cm" svg:x="20.085cm" svg:y="0.3cm">
          <draw:text-box>
            <text:p>chemotherapy</text:p>
          </draw:text-box>
        </draw:frame>
        <draw:frame draw:style-name="gr1" draw:text-style-name="P1" draw:layer="layout" svg:width="6.7cm" svg:height="4.477cm" svg:x="18.4cm" svg:y="4.246cm">
          <draw:image xlink:href="Pictures/1000186C00002D7A00001E63A16E13A359EA5E06.svg" xlink:type="simple" xlink:show="embed" xlink:actuate="onLoad" loext:mime-type="image/svg+xml">
            <text:p/>
          </draw:image>
          <draw:image xlink:href="Pictures/100002010000024B00000188E9B97DB749F0D59F.png" xlink:type="simple" xlink:show="embed" xlink:actuate="onLoad" loext:mime-type="image/png"/>
        </draw:frame>
        <draw:frame draw:style-name="gr1" draw:text-style-name="P1" draw:layer="layout" svg:width="4.296cm" svg:height="3.569cm" svg:x="0.8cm" svg:y="4.631cm">
          <draw:image xlink:href="Pictures/10000749000022D400001CF0045D0443E07C66C2.svg" xlink:type="simple" xlink:show="embed" xlink:actuate="onLoad" loext:mime-type="image/svg+xml">
            <text:p/>
          </draw:image>
          <draw:image xlink:href="Pictures/10000201000001C10000017511A740D8B13CAEDE.png" xlink:type="simple" xlink:show="embed" xlink:actuate="onLoad" loext:mime-type="image/png"/>
        </draw:frame>
        <draw:frame draw:style-name="gr1" draw:text-style-name="P1" draw:layer="layout" svg:width="8.727cm" svg:height="4.615cm" svg:x="-2.295cm" svg:y="12.9cm">
          <draw:image xlink:href="Pictures/1000250700003C4900001FE2FD1ADFB8574CBD57.svg" xlink:type="simple" xlink:show="embed" xlink:actuate="onLoad" loext:mime-type="image/svg+xml">
            <text:p/>
          </draw:image>
          <draw:image xlink:href="Pictures/100002010000030A0000019B5B9E4CAFDD6182D5.png" xlink:type="simple" xlink:show="embed" xlink:actuate="onLoad" loext:mime-type="image/png"/>
        </draw:frame>
        <draw:frame draw:style-name="gr9" draw:text-style-name="P9" draw:layer="layout" svg:width="2.678cm" svg:height="0.962cm" svg:x="9.922cm" svg:y="14.2cm">
          <draw:text-box>
            <text:p>USPTO</text:p>
          </draw:text-box>
        </draw:frame>
        <draw:frame draw:style-name="gr3" draw:text-style-name="P9" draw:layer="layout" svg:width="1.844cm" svg:height="0.962cm" svg:x="5.8cm" svg:y="7.238cm">
          <draw:text-box>
            <text:p>EPO</text:p>
          </draw:text-box>
        </draw:frame>
        <draw:frame draw:style-name="gr9" draw:text-style-name="P9" draw:layer="layout" svg:width="2.581cm" svg:height="0.962cm" svg:x="14.6cm" svg:y="12.738cm">
          <draw:text-box>
            <text:p>Fiocruz</text:p>
          </draw:text-box>
        </draw:frame>
        <draw:frame draw:style-name="gr3" draw:text-style-name="P20" draw:layer="layout" svg:width="2.233cm" svg:height="0.806cm" svg:x="9.967cm" svg:y="11cm">
          <draw:text-box>
            <text:p><text:span text:style-name="T4">Dengue</text:span></text:p>
          </draw:text-box>
        </draw:frame>
        <draw:frame draw:style-name="gr3" draw:text-style-name="P20" draw:layer="layout" svg:width="3.558cm" svg:height="0.806cm" svg:x="15cm" svg:y="14.3cm">
          <draw:text-box>
            <text:p><text:span text:style-name="T4">febre amarela</text:span></text:p>
          </draw:text-box>
        </draw:frame>
        <draw:frame draw:style-name="gr3" draw:text-style-name="P3" draw:layer="layout" svg:width="2.708cm" svg:height="0.806cm" svg:x="18.492cm" svg:y="12.3cm">
          <draw:text-box>
            <text:p text:style-name="P2">reagen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2:06:23.599245055</meta:creation-date>
    <dc:date>2019-08-28T09:51:30.220317031</dc:date>
    <meta:editing-duration>PT27M52S</meta:editing-duration>
    <meta:editing-cycles>6</meta:editing-cycles>
    <meta:generator>LibreOffice/6.2.0.3$MacOSX_X86_64 LibreOffice_project/98c6a8a1c6c7b144ce3cc729e34964b47ce25d62</meta:generator>
    <meta:document-statistic meta:object-count="30"/>
  </office:meta>
</office:document-meta>
</file>